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essuna_20_spaziatura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Nessuna_20_spaziatura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Nessuna_20_spaziatura">
      <style:paragraph-properties fo:text-align="justify" style:justify-single-word="false"/>
    </style:style>
    <style:style style:name="P4" style:family="paragraph" style:parent-style-name="Paragrafo_20_elenco">
      <style:text-properties style:font-name="Arial" style:font-name-complex="Arial"/>
    </style:style>
    <style:style style:name="P5" style:family="paragraph" style:parent-style-name="Nessuna_20_spaziatura" style:master-page-name="Standard">
      <style:paragraph-properties fo:text-align="center" style:justify-single-word="false" style:page-number="auto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6" style:family="paragraph" style:parent-style-name="Nessuna_20_spaziatura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Nessuna_20_spaziatura" style:list-style-name="L1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Nessuna_20_spaziatura" style:list-style-name="WW8Num7">
      <style:paragraph-properties fo:text-align="justify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9" style:family="paragraph" style:parent-style-name="Nessuna_20_spaziatura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0" style:family="paragraph" style:parent-style-name="Nessuna_20_spaziatura" style:list-style-name="L2">
      <style:paragraph-properties fo:text-align="justify" style:justify-single-word="false"/>
    </style:style>
    <style:style style:name="P11" style:family="paragraph" style:parent-style-name="Nessuna_20_spaziatura" style:list-style-name="L3">
      <style:paragraph-properties fo:text-align="justify" style:justify-single-word="false"/>
    </style:style>
    <style:style style:name="P12" style:family="paragraph" style:parent-style-name="Nessuna_20_spaziatura" style:list-style-name="L5">
      <style:paragraph-properties fo:text-align="justify" style:justify-single-word="false"/>
    </style:style>
    <style:style style:name="P13" style:family="paragraph" style:parent-style-name="Nessuna_20_spaziatura" style:list-style-name="L6">
      <style:paragraph-properties fo:text-align="justify" style:justify-single-word="false"/>
    </style:style>
    <style:style style:name="P14" style:family="paragraph" style:parent-style-name="Nessuna_20_spaziatura" style:list-style-name="L7">
      <style:paragraph-properties fo:text-align="justify" style:justify-single-word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tyle="italic" style:font-style-asian="italic" style:font-name-complex="Arial"/>
    </style:style>
    <style:style style:name="T3" style:family="text">
      <style:text-properties style:font-name="Arial" fo:font-weight="bold" style:font-weight-asian="bold" style:font-name-complex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 Carta dei Dati Aperti del G8</text:p>
      <text:p text:style-name="P1"/>
      <text:p text:style-name="P2">Preambolo</text:p>
      <text:p text:style-name="P1"/>
      <text:p text:style-name="P3"><text:span text:style-name="T1">1 Il mondo sta assistendo alla crescita di un movimento globale favorito dalla tecnologia e i </text:span><text:span text:style-name="T2">social media</text:span><text:span text:style-name="T1">, accresciuto dalle informazioni – esso rappresenta un enorme potenziale per creare governi e imprese più responsabili, sensibili ed efficaci, e per stimolare la crescita economica.</text:span></text:p>
      <text:p text:style-name="P1"/>
      <text:p text:style-name="P3"><text:span text:style-name="T1">2 </text:span><text:span text:style-name="T3">I dati aperti sono al centro di questo movimento globale.</text:span></text:p>
      <text:p text:style-name="P1"/>
      <text:p text:style-name="P1">3 L’accesso ai dati consente agli individui e alle organizzazioni di sviluppare nuove idee e innovazioni che possono migliorare le vite degli altri e aiutare a ridurre il flusso delle informazioni all’interno e tra gli Stati. Se i governi e le imprese raccolgono una grande quantità di dati, gli stessi non sempre condividono tali dati in modalità che siano facilmente reperibili, usabili o comprensibili dal pubblico.</text:p>
      <text:p text:style-name="P1"/>
      <text:p text:style-name="P3"><text:span text:style-name="T1">4 </text:span><text:span text:style-name="T3">Questa è un’opportunità persa.</text:span></text:p>
      <text:p text:style-name="P1"/>
      <text:p text:style-name="P1">5 Oggi, le persone si aspettano di poter accedere alle informazioni e ai servizi elettronicamente, quando e come lo desiderano. Ciò è sempre più vero anche per i dati a disposizione dei governi. Siamo giunti a un momento critico che preannuncia una nuova era nella quale gli individui possono utilizzare i dati aperti per generare intuizioni, idee e servizi e creare un mondo migliore per tutti.</text:p>
      <text:p text:style-name="P1"/>
      <text:p text:style-name="P3"><text:span text:style-name="T1">6 Gli open data possono aumentare la trasparenza su ciò che fanno i governi e le imprese. La trasparenza aziendale aumenta la responsabilità d’impresa. Inoltre, la trasparenza accresce la consapevolezza dei modi in cui vengono usate le risorse naturali degli Stati, di come sono spesi i proventi dell’industria estrattiva e della compravendita e della gestione dei terreni. Tutto ciò promuove la responsabilità e la </text:span><text:span text:style-name="T2">good governance</text:span><text:span text:style-name="T1">, aumenta il dibattito pubblico e aiuta a combattere la corruzione. Anche la trasparenza dei dati sull’assistenza allo sviluppo del G8 è essenziale per la responsabilità.</text:span></text:p>
      <text:p text:style-name="P1"/>
      <text:p text:style-name="P3"><text:span text:style-name="T1">7 Fornire l’accesso ai dati del governo può permettere agli individui, ai media, alla società civile e alle imprese di contribuire a risultati migliori nei servizi pubblici come la sanità, l’istruzione, la pubblica sicurezza, la protezione ambientale e la </text:span><text:span text:style-name="T2">governance</text:span><text:span text:style-name="T1">. I dati aperti possono realizzare ciò:</text:span></text:p>
      <text:list xml:id="list2025845557" text:style-name="L1">
        <text:list-item>
          <text:p text:style-name="P7">Mostrando come e dove vengono spesi fondi pubblici, fornendo forti incentivi per spendere tali fondi nel modo più efficiente;</text:p>
        </text:list-item>
        <text:list-item>
          <text:p text:style-name="P7">Consentendo alle persone di fare scelte più consapevoli circa i servizi che ricevono e gli standard che devono aspettarsi;</text:p>
        </text:list-item>
      </text:list>
      <text:p text:style-name="P1"/>
      <text:p text:style-name="P1">8 I dati aperti liberamente disponibili possono essere usati in modi innovativi per creare strumenti e prodotti utili che aiutano gli individui a navigare nella vita moderna più facilmente. Utilizzati in questo modo, i dati aperti sono un catalizzatore per l’innovazione nel settore privato, sostenendo la creazione di nuovi mercati, imprese e lavoro. Andando oltre il governo, questi benefici possono moltiplicarsi perché sempre più imprese adotteranno pratiche riguardanti i dati aperti e condivideranno i propri dati con il pubblico.</text:p>
      <text:p text:style-name="P1"/>
      <text:p text:style-name="P1">9 Noi, membri del G8, concordiamo sul fatto che i dati aperti sono una risorsa ancora non sfruttata con un enorme potenziale per incoraggiare la costruzione di società più forti e più interconnesse che soddisfino meglio i bisogni dei nostri cittadini e consentano all’innovazione e alla prosperità di fiorire.</text:p>
      <text:p text:style-name="P1"/>
      <text:p text:style-name="P3"><text:span text:style-name="T1">10 Noi quindi accettiamo di seguire un gruppo di </text:span><text:span text:style-name="T3">principi</text:span><text:span text:style-name="T1"> che saranno alla base dell’accesso ai, e del rilascio e ri-uso dei dati resi disponibili dai governi del G8. Essi sono:</text:span></text:p>
      <text:p text:style-name="P1"/>
      <text:list xml:id="list417740418" text:style-name="WW8Num7">
        <text:list-item>
          <text:p text:style-name="P8">Dati Aperti Automaticamente (By Default)</text:p>
        </text:list-item>
        <text:list-item>
          <text:p text:style-name="P8">Qualità e Quantità</text:p>
        </text:list-item>
        <text:list-item>
          <text:p text:style-name="P8"><text:soft-page-break/>Usabilità per tutti</text:p>
        </text:list-item>
        <text:list-item>
          <text:p text:style-name="P8">Rilascio dei Dati per una Governance Migliore</text:p>
        </text:list-item>
        <text:list-item>
          <text:p text:style-name="P8">Rilascio dei Dati per l’Innovazione</text:p>
        </text:list-item>
      </text:list>
      <text:p text:style-name="P1"/>
      <text:p text:style-name="P3"><text:span text:style-name="T1">11 Operando all’interno dei nostri contesti politici e giuridici, attueremo questi principi in linea con le </text:span><text:span text:style-name="T2">best practice</text:span><text:span text:style-name="T1"> tecniche e i tempi previsti dai nostri piani d’azione nazionali. I membri del G8, entro la fine di quest’anno, svilupperanno dei piani d’azione, in vista dell’attuazione della Carta e dell’allegato tecnico entro la fine del 2015 al massimo. Controlleremo i progressi durante il nostro prossimo incontro nel 2014.</text:span></text:p>
      <text:p text:style-name="P1"/>
      <text:p text:style-name="P3"><text:span text:style-name="T1">12 </text:span><text:span text:style-name="T3">Riconosciamo inoltre che i benefici dei dati aperti possano e debbano essere estesi ai cittadini di tutti i Paesi</text:span><text:span text:style-name="T1">. Nello spirito dell’apertura poniamo questa Carta dei Dati Aperti all’attenzione di altri Paesi, organizzazioni e iniziative multinazionali.</text:span></text:p>
      <text:p text:style-name="P1"/>
      <text:p text:style-name="P1"/>
      <text:p text:style-name="P1"/>
      <text:p text:style-name="P2">Principio 1: Dati Aperti Automaticamente</text:p>
      <text:p text:style-name="P1"/>
      <text:p text:style-name="P1">13 Riconosciamo che l’accesso gratuito ai dati aperti, e il loro successivo ri-uso, sono di grande valore per la società e l’economia.</text:p>
      <text:p text:style-name="P1"/>
      <text:p text:style-name="P1">14 Accettiamo di orientare i nostri governi verso i dati aperti automaticamente.</text:p>
      <text:p text:style-name="P1"/>
      <text:p text:style-name="P3"><text:span text:style-name="T1">15 Riconosciamo che il concetto di </text:span><text:span text:style-name="T2">dati governativi</text:span><text:span text:style-name="T1"> è inteso nella sua più ampia accezione. Esso comprende i dati a disposizione degli organi governativi (amministrativi) nazionali, federali, locali o internazionali, o dal settore pubblico allargato.</text:span></text:p>
      <text:p text:style-name="P1"/>
      <text:p text:style-name="P1">16 Riconosciamo che vi è una normativa nazionale e internazionale, in particolare riguardante la proprietà intellettuale, le informazioni sensibili e personali che va osservata.</text:p>
      <text:p text:style-name="P1"/>
      <text:p text:style-name="P3"><text:span text:style-name="T1">17</text:span><text:span text:style-name="T3"> Ci impegniamo:</text:span></text:p>
      <text:p text:style-name="P2"/>
      <text:list xml:id="list1174361688" text:style-name="L2">
        <text:list-item>
          <text:p text:style-name="P10"><text:span text:style-name="T3">a dar luogo all’aspettativa che tutti i dati amministrativi siano pubblicati apertamente e automaticamente</text:span><text:span text:style-name="T1">, come previsto da questa Carta, e a riconoscere che ci sono ragioni legittime per le quali alcuni dati non possono essere rilasciati.</text:span></text:p>
        </text:list-item>
      </text:list>
      <text:p text:style-name="P1"/>
      <text:p text:style-name="P1"/>
      <text:p text:style-name="P1"/>
      <text:p text:style-name="P2">Principio 2: Qualità e Quantità</text:p>
      <text:p text:style-name="P1"/>
      <text:p text:style-name="P1">18 Riconosciamo che i governi e il settore pubblico possiedono enormi quantità di informazioni che potrebbero essere d’interesse per i cittadini.</text:p>
      <text:p text:style-name="P1"/>
      <text:p text:style-name="P1">19 Riconosciamo anche che potrebbe essere necessario del tempo per preparare dati di alta qualità, e l’importanza di consultarsi a vicenda e con coloro che utilizzano i dati a livello nazionale o più ampio, per identificare i dati da rilasciare prioritariamente o da migliorare.</text:p>
      <text:p text:style-name="P1"/>
      <text:p text:style-name="P3"><text:span text:style-name="T1">20</text:span><text:span text:style-name="T3"> Ci impegniamo:</text:span></text:p>
      <text:p text:style-name="P2"/>
      <text:list xml:id="list1031966613" text:style-name="L3">
        <text:list-item>
          <text:p text:style-name="P11"><text:span text:style-name="T3">a rilasciare dati di alta qualità che siano tempestivi, esaurienti e accurati.</text:span><text:span text:style-name="T1"> Per quanto possibile i dati saranno in forma originale, non modificata e con il livello più puro possibile di granularità;</text:span></text:p>
        </text:list-item>
        <text:list-item>
          <text:p text:style-name="P11"><text:span text:style-name="T3">ad assicurare che le informazioni nei dati siano scritte in un linguaggio semplice e chiaro,</text:span><text:span text:style-name="T1"> nonostante questa Carta non richieda una traduzione in altre lingue;</text:span></text:p>
        </text:list-item>
        <text:list-item>
          <text:p text:style-name="P11"><text:soft-page-break/><text:span text:style-name="T3">a garantire che i dati siano pienamente descritti</text:span><text:span text:style-name="T1">, così che i fruitori abbiano informazioni sufficienti per capirne i punti di forza e di debolezza, le limitazioni analitiche e i requisiti di sicurezza e come trattare i dati; e</text:span></text:p>
        </text:list-item>
        <text:list-item>
          <text:p text:style-name="P11"><text:span text:style-name="T3">a rilasciare i dati il prima possibile</text:span><text:span text:style-name="T1">, consentire agli utenti di fornire commenti e continuare a effettuare revisioni per assicurare che siano ottenuti gli standard più elevati dei dati aperti.</text:span></text:p>
        </text:list-item>
      </text:list>
      <text:p text:style-name="P1"/>
      <text:p text:style-name="P1"/>
      <text:p text:style-name="P2">Principio 3: Usabilità per tutti</text:p>
      <text:p text:style-name="P1"/>
      <text:p text:style-name="P1">21 Accettiamo di rilasciare i dati in un modo che aiuti tutte le persone a ottenerli e riusarli.</text:p>
      <text:p text:style-name="P1"/>
      <text:p text:style-name="P1">22 Riconosciamo che i dati aperti debbano essere disponibili gratuitamente per incoraggiarne il più diffuso utilizzo.</text:p>
      <text:p text:style-name="P1"/>
      <text:p text:style-name="P1">23 Concordiamo sul fatto che quando i dati aperti sono rilasciati, ciò dovrebbe essere fatto senza barriere burocratiche o amministrative, come requisiti di accesso, che possono dissuadere le persone dall’accedere ai dati.</text:p>
      <text:p text:style-name="P1"/>
      <text:p text:style-name="P3"><text:span text:style-name="T1">24</text:span><text:span text:style-name="T3"> Ci impegniamo:</text:span></text:p>
      <text:list xml:id="list1755637343" text:style-name="L5">
        <text:list-item>
          <text:p text:style-name="P12"><text:span text:style-name="T3">a rilasciare i dati in formato aperto quando possibile</text:span><text:span text:style-name="T1">, assicurando che i dati siano disponibili per il più alto numero di utenti per la più ampia varietà di propositi; e</text:span></text:p>
        </text:list-item>
        <text:list-item>
          <text:p text:style-name="P12"><text:span text:style-name="T3">a rilasciare quanti più dati possibile</text:span><text:span text:style-name="T1">, e ove non sia momentaneamente possibile offrire accesso libero, a promuovere i benefici e a incoraggiare modi per agevolare l’accesso libero ai dati. In molti casi, ciò includerà il rilascio dei dati in formati multipli, così che essi possano essere trattati dai computer e compresi dalle persone.</text:span></text:p>
        </text:list-item>
      </text:list>
      <text:p text:style-name="P4"/>
      <text:p text:style-name="P1"/>
      <text:p text:style-name="P1"/>
      <text:p text:style-name="P2">Principio 4: Rilascio dei Dati per una Governance Migliore</text:p>
      <text:p text:style-name="P1"/>
      <text:p text:style-name="P1">25 Riconosciamo che il rilascio dei dati aperti rafforza le nostre istituzioni democratiche e incoraggia una migliore formulazione delle politiche per soddisfare i isogni dei nostri cittadini. Ciò vale non solo per i nostri Paesi ma anche per il resto del mondo.</text:p>
      <text:p text:style-name="P1"/>
      <text:p text:style-name="P1">26 Riconosciamo anche che l’interesse nei dati aperti sta crescendo in altre organizzazioni e iniziative multilaterali.</text:p>
      <text:p text:style-name="P1"/>
      <text:p text:style-name="P3"><text:span text:style-name="T1">27</text:span><text:span text:style-name="T3"> Ci impegniamo:</text:span></text:p>
      <text:p text:style-name="P2"/>
      <text:list xml:id="list1544762495" text:style-name="L6">
        <text:list-item>
          <text:p text:style-name="P13"><text:span text:style-name="T3">a condividere le competenze tecniche e l’esperienza</text:span><text:span text:style-name="T1"> vicendevolmente e con altri Paesi del mondo, così che tutti possano cogliere i benefici dei dati aperti; e</text:span></text:p>
        </text:list-item>
        <text:list-item>
          <text:p text:style-name="P13"><text:span text:style-name="T3">a essere trasparenti sulle nostre modalità di raccolta dei dati, sugli standard e sui procedimenti di pubblicazione</text:span><text:span text:style-name="T1">, documentando tutti i relativi processi online.</text:span></text:p>
        </text:list-item>
      </text:list>
      <text:p text:style-name="P1"/>
      <text:p text:style-name="P1"/>
      <text:p text:style-name="P1"/>
      <text:p text:style-name="P2">Principio 5: Rilascio dei Dati per l’Innovazione</text:p>
      <text:p text:style-name="P1"/>
      <text:p text:style-name="P3"><text:span text:style-name="T1">28 Riconoscendo l’importanza della diversità nello stimolare la creatività e l’innovazione, concordiamo sul fatto che maggiore è il numero degli individui e delle organizzazioni che usano i </text:span><text:span text:style-name="T1">nostri dati, maggiore saranno i benefici sociali ed economici che verranno generati. Ciò vale per fini sia commerciali sia non-commerciali.</text:span></text:p>
      <text:p text:style-name="P1"/>
      <text:p text:style-name="P3"><text:span text:style-name="T1">29 </text:span><text:span text:style-name="T3">Ci impegniamo:</text:span></text:p>
      <text:p text:style-name="P2"><text:soft-page-break/></text:p>
      <text:list xml:id="list633494709" text:style-name="L7">
        <text:list-item>
          <text:p text:style-name="P14"><text:span text:style-name="T3">a lavorare per aumentare l’alfabetizzazione e incoraggiare ai soggetti</text:span><text:span text:style-name="T1">, come gli sviluppatori di applicazioni e le organizzazioni della società civile che lavorano nel campo della promozione dei dati aperti, a dischiudere il valore dei dati aperti;</text:span></text:p>
        </text:list-item>
        <text:list-item>
          <text:p text:style-name="P14"><text:span text:style-name="T3">a dar vita a una generazione futura di data-innovatori</text:span><text:span text:style-name="T1"> (innovatori nel campo dei dati) rilasciando dati in formati leggibili al computer (</text:span><text:span text:style-name="T2">machine-readable format</text:span><text:span text:style-name="T1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it" fo:country="I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essuna_20_spaziatura" style:display-name="Nessuna spaziatura" style:family="paragraph">
      <style:paragraph-properties fo:orphans="2" fo:widows="2"/>
      <style:text-properties style:use-window-font-color="true" style:font-name="Calibri" fo:font-size="11pt" fo:language="it" fo:country="IT" style:font-name-asian="Calibri" style:font-size-asian="11pt" style:font-name-complex="Calibri" style:font-size-complex="11pt" style:language-complex="ar" style:country-complex="SA"/>
    </style:style>
    <style:style style:name="Paragrafo_20_elenco" style:display-name="Paragrafo elenco" style:family="paragraph" style:parent-style-name="Standard">
      <style:paragraph-properties fo:margin-left="1.249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.delmedico</meta:initial-creator>
    <meta:creation-date>2013-06-19T10:34:00</meta:creation-date>
    <dc:creator>Gianfranco Andriola</dc:creator>
    <dc:date>2013-06-21T18:15:21</dc:date>
    <meta:editing-cycles>6</meta:editing-cycles>
    <meta:editing-duration>PT00H14M51S</meta:editing-duration>
    <meta:generator>OpenOffice.org/3.2$Unix OpenOffice.org_project/320m18$Build-9502</meta:generator>
    <meta:document-statistic meta:table-count="0" meta:image-count="0" meta:object-count="0" meta:page-count="4" meta:paragraph-count="54" meta:word-count="1403" meta:character-count="9037"/>
  </office:meta>
</office:document-meta>
</file>